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ucida Sans Unicode" svg:font-family="Lucida Sans Unicode" style:font-family-generic="swiss" style:font-pitch="variable" svg:panose-1="2 11 6 2 3 5 4 2 2 4"/>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fo:line-height="150%"/>
      <style:text-properties style:font-name="Times New Roman" style:font-name-complex="Times New Roman" fo:font-weight="bold" style:font-weight-asian="bold" fo:language="de" fo:country="DE"/>
    </style:style>
    <style:style style:name="P2" style:parent-style-name="Standard" style:family="paragraph">
      <style:paragraph-properties fo:text-align="justify" fo:line-height="150%" fo:text-indent="0.4923in"/>
      <style:text-properties style:font-name="Times New Roman" style:font-name-complex="Times New Roman" fo:font-style="italic" style:font-style-asian="italic" fo:language="de" fo:country="DE"/>
    </style:style>
    <style:style style:name="P3" style:parent-style-name="Standard" style:family="paragraph">
      <style:paragraph-properties fo:text-align="justify" fo:line-height="150%" fo:text-indent="0.4923in"/>
      <style:text-properties style:font-name="Times New Roman" style:font-name-complex="Times New Roman" fo:font-style="italic" style:font-style-asian="italic" fo:language="de" fo:country="DE"/>
    </style:style>
    <style:style style:name="P4" style:parent-style-name="Standard" style:family="paragraph">
      <style:paragraph-properties fo:text-align="justify" fo:line-height="150%" fo:text-indent="0.4923in"/>
      <style:text-properties style:font-name="Times New Roman" style:font-name-complex="Times New Roman" fo:font-style="italic" style:font-style-asian="italic" fo:language="de" fo:country="DE"/>
    </style:style>
    <style:style style:name="P5" style:parent-style-name="Standard" style:family="paragraph">
      <style:paragraph-properties fo:text-align="justify" fo:line-height="150%" fo:text-indent="0.4923in"/>
    </style:style>
    <style:style style:name="T6" style:parent-style-name="Absatz-Standardschriftart" style:family="text">
      <style:text-properties style:font-name="Times New Roman" style:font-name-complex="Times New Roman" fo:font-style="italic" style:font-style-asian="italic" fo:language="de" fo:country="DE"/>
    </style:style>
    <style:style style:name="T7" style:parent-style-name="Absatz-Standardschriftart" style:family="text">
      <style:text-properties style:font-name="Times New Roman" style:font-name-complex="Times New Roman" fo:font-weight="bold" style:font-weight-asian="bold" fo:font-style="italic" style:font-style-asian="italic" fo:language="de" fo:country="DE"/>
    </style:style>
    <style:style style:name="P8" style:parent-style-name="Standard" style:family="paragraph">
      <style:paragraph-properties fo:text-align="justify" fo:line-height="150%" fo:margin-left="0.9847in" fo:text-indent="0.0076in">
        <style:tab-stops/>
      </style:paragraph-properties>
      <style:text-properties style:font-name="Times New Roman" style:font-name-complex="Times New Roman" fo:font-style="italic" style:font-style-asian="italic" fo:language="de" fo:country="DE"/>
    </style:style>
    <style:style style:name="P9" style:parent-style-name="Standard" style:family="paragraph">
      <style:paragraph-properties fo:text-align="justify" fo:line-height="150%"/>
      <style:text-properties style:font-name="Times New Roman" style:font-name-complex="Times New Roman" fo:font-style="italic" style:font-style-asian="italic" fo:language="de" fo:country="DE"/>
    </style:style>
    <style:style style:name="P10" style:parent-style-name="Standard" style:family="paragraph">
      <style:paragraph-properties fo:text-align="justify" fo:line-height="150%"/>
      <style:text-properties style:font-name="Times New Roman" style:font-name-complex="Times New Roman" fo:font-style="italic" style:font-style-asian="italic" fo:language="de" fo:country="DE"/>
    </style:style>
    <style:style style:name="P11" style:parent-style-name="Standard" style:family="paragraph">
      <style:paragraph-properties fo:text-align="justify" fo:line-height="150%"/>
      <style:text-properties style:font-name="Times New Roman" style:font-name-complex="Times New Roman" fo:font-style="italic" style:font-style-asian="italic" fo:font-size="5pt" style:font-size-asian="5pt" fo:language="de" fo:country="DE"/>
    </style:style>
    <style:style style:name="P12" style:parent-style-name="Standard" style:family="paragraph">
      <style:paragraph-properties fo:text-align="justify" fo:line-height="150%"/>
      <style:text-properties style:font-name="Times New Roman" style:font-name-complex="Times New Roman" fo:font-weight="bold" style:font-weight-asian="bold" style:font-weight-complex="bold" fo:language="de" fo:country="DE"/>
    </style:style>
    <style:style style:name="P13" style:parent-style-name="Standard" style:family="paragraph">
      <style:paragraph-properties fo:text-align="justify" fo:line-height="150%"/>
      <style:text-properties style:font-name="Times New Roman" style:font-name-complex="Times New Roman" fo:language="de" fo:country="DE"/>
    </style:style>
    <style:style style:name="P14" style:parent-style-name="Standard" style:family="paragraph">
      <style:paragraph-properties fo:text-align="justify" fo:line-height="150%"/>
    </style:style>
    <style:style style:name="T15" style:parent-style-name="Absatz-Standardschriftart" style:family="text">
      <style:text-properties style:font-name="Times New Roman" style:font-name-complex="Times New Roman" fo:language="de" fo:country="DE"/>
    </style:style>
    <style:style style:name="T16" style:parent-style-name="Absatz-Standardschriftart" style:family="text">
      <style:text-properties style:font-name="Times New Roman" style:font-name-complex="Times New Roman" fo:language="de" fo:country="DE"/>
    </style:style>
    <style:style style:name="T17" style:parent-style-name="Absatz-Standardschriftart" style:family="text">
      <style:text-properties style:font-name="Times New Roman" style:font-name-complex="Times New Roman" fo:language="de" fo:country="DE"/>
    </style:style>
    <style:style style:name="T18" style:parent-style-name="Absatz-Standardschriftart" style:family="text">
      <style:text-properties style:font-name="Times New Roman" style:font-name-complex="Times New Roman" fo:language="de" fo:country="DE"/>
    </style:style>
    <style:style style:name="T19" style:parent-style-name="Absatz-Standardschriftart" style:family="text">
      <style:text-properties style:font-name="Times New Roman" style:font-name-complex="Times New Roman" fo:language="de" fo:country="DE"/>
    </style:style>
    <style:style style:name="T20" style:parent-style-name="Absatz-Standardschriftart" style:family="text">
      <style:text-properties style:font-name="Times New Roman" style:font-name-complex="Times New Roman" fo:language="de" fo:country="DE"/>
    </style:style>
    <style:style style:name="T21" style:parent-style-name="Absatz-Standardschriftart" style:family="text">
      <style:text-properties style:font-name="Times New Roman" style:font-name-complex="Times New Roman" fo:language="de" fo:country="DE"/>
    </style:style>
    <style:style style:name="T22" style:parent-style-name="Absatz-Standardschriftart" style:family="text">
      <style:text-properties style:font-name="Times New Roman" style:font-name-complex="Times New Roman" fo:color="#000000" fo:language="de" fo:country="DE"/>
    </style:style>
    <style:style style:name="T23" style:parent-style-name="Absatz-Standardschriftart" style:family="text">
      <style:text-properties style:font-name="Times New Roman" style:font-name-complex="Times New Roman" fo:color="#000000" fo:language="de" fo:country="DE"/>
    </style:style>
    <style:style style:name="T24" style:parent-style-name="Absatz-Standardschriftart" style:family="text">
      <style:text-properties style:font-name="Times New Roman" style:font-name-complex="Times New Roman" fo:language="de" fo:country="DE"/>
    </style:style>
    <style:style style:name="P25" style:parent-style-name="Standard" style:family="paragraph">
      <style:paragraph-properties fo:text-align="justify" fo:line-height="150%"/>
      <style:text-properties style:font-name="Times New Roman" style:font-name-complex="Times New Roman" fo:language="de" fo:country="DE"/>
    </style:style>
    <style:style style:name="P26" style:parent-style-name="Standard" style:family="paragraph">
      <style:paragraph-properties fo:text-align="justify" fo:line-height="150%"/>
      <style:text-properties style:font-name="Times New Roman" style:font-name-complex="Times New Roman" fo:language="de" fo:country="DE"/>
    </style:style>
    <style:style style:name="P27" style:parent-style-name="Standard" style:family="paragraph">
      <style:paragraph-properties fo:text-align="justify" fo:line-height="150%"/>
      <style:text-properties style:font-name="Times New Roman" style:font-name-complex="Times New Roman" fo:language="de" fo:country="DE"/>
    </style:style>
    <style:style style:name="P28" style:parent-style-name="Standard" style:family="paragraph">
      <style:paragraph-properties fo:text-align="justify" fo:line-height="150%"/>
      <style:text-properties style:font-name="Times New Roman" style:font-name-complex="Times New Roman" fo:language="de" fo:country="DE"/>
    </style:style>
    <style:style style:name="P29" style:parent-style-name="Standard" style:family="paragraph">
      <style:paragraph-properties fo:text-align="justify" fo:line-height="150%"/>
      <style:text-properties style:font-name="Times New Roman" style:font-name-complex="Times New Roman" fo:language="de" fo:country="DE"/>
    </style:style>
    <style:style style:name="P30" style:parent-style-name="Standard" style:family="paragraph">
      <style:paragraph-properties fo:text-align="justify" fo:line-height="150%"/>
      <style:text-properties style:font-name="Times New Roman" style:font-name-complex="Times New Roman" fo:language="de" fo:country="DE"/>
    </style:style>
    <style:style style:name="P31" style:parent-style-name="Standard" style:family="paragraph">
      <style:paragraph-properties fo:text-align="justify" fo:line-height="150%"/>
    </style:style>
    <style:style style:name="T32" style:parent-style-name="Absatz-Standardschriftart" style:family="text">
      <style:text-properties style:font-name="Times New Roman" style:font-name-complex="Times New Roman" fo:language="de" fo:country="DE"/>
    </style:style>
    <style:style style:name="T33" style:parent-style-name="Absatz-Standardschriftart" style:family="text">
      <style:text-properties style:font-name="Times New Roman" style:font-name-complex="Times New Roman" fo:language="de" fo:country="DE"/>
    </style:style>
    <style:style style:name="T34" style:parent-style-name="Absatz-Standardschriftart" style:family="text">
      <style:text-properties style:font-name="Times New Roman" style:font-name-complex="Times New Roman" fo:language="de" fo:country="DE"/>
    </style:style>
    <style:style style:name="T35" style:parent-style-name="Absatz-Standardschriftart" style:family="text">
      <style:text-properties style:font-name="Times New Roman" style:font-name-complex="Times New Roman" fo:font-style="italic" style:font-style-asian="italic" fo:language="de" fo:country="DE"/>
    </style:style>
    <style:style style:name="T36" style:parent-style-name="Absatz-Standardschriftart" style:family="text">
      <style:text-properties style:font-name="Times New Roman" style:font-name-complex="Times New Roman" fo:font-style="italic" style:font-style-asian="italic" fo:language="de" fo:country="DE"/>
    </style:style>
    <style:style style:name="T37" style:parent-style-name="Absatz-Standardschriftart" style:family="text">
      <style:text-properties style:font-name="Times New Roman" style:font-name-complex="Times New Roman" fo:font-style="italic" style:font-style-asian="italic" fo:language="de" fo:country="DE"/>
    </style:style>
    <style:style style:name="T38" style:parent-style-name="Absatz-Standardschriftart" style:family="text">
      <style:text-properties style:font-name="Times New Roman" style:font-name-complex="Times New Roman" fo:font-style="italic" style:font-style-asian="italic" fo:language="de" fo:country="DE"/>
    </style:style>
    <style:style style:name="T39" style:parent-style-name="Absatz-Standardschriftart" style:family="text">
      <style:text-properties style:font-name="Times New Roman" style:font-name-complex="Times New Roman" fo:font-style="italic" style:font-style-asian="italic" fo:language="de" fo:country="DE"/>
    </style:style>
    <style:style style:name="T40" style:parent-style-name="Absatz-Standardschriftart" style:family="text">
      <style:text-properties style:font-name="Times New Roman" style:font-name-complex="Times New Roman" fo:font-style="italic" style:font-style-asian="italic" fo:language="de" fo:country="DE"/>
    </style:style>
    <style:style style:name="T41" style:parent-style-name="Absatz-Standardschriftart" style:family="text">
      <style:text-properties style:font-name="Times New Roman" style:font-name-complex="Times New Roman" fo:font-style="italic" style:font-style-asian="italic" fo:language="de" fo:country="DE"/>
    </style:style>
    <style:style style:name="T42" style:parent-style-name="Absatz-Standardschriftart" style:family="text">
      <style:text-properties style:font-name="Times New Roman" style:font-name-complex="Times New Roman" fo:font-style="italic" style:font-style-asian="italic" fo:language="de" fo:country="DE"/>
    </style:style>
    <style:style style:name="P43" style:parent-style-name="Standard" style:family="paragraph">
      <style:paragraph-properties fo:text-align="justify" fo:line-height="150%"/>
    </style:style>
    <style:style style:name="T44" style:parent-style-name="Absatz-Standardschriftart" style:family="text">
      <style:text-properties style:font-name="Times New Roman" style:font-name-complex="Times New Roman" fo:language="de" fo:country="DE"/>
    </style:style>
    <style:style style:name="T45" style:parent-style-name="Absatz-Standardschriftart" style:family="text">
      <style:text-properties style:font-name="Times New Roman" style:font-name-complex="Times New Roman" fo:language="de" fo:country="DE"/>
    </style:style>
    <style:style style:name="T46" style:parent-style-name="Absatz-Standardschriftart" style:family="text">
      <style:text-properties style:font-name="Times New Roman" style:font-name-complex="Times New Roman" fo:language="de" fo:country="DE"/>
    </style:style>
    <style:style style:name="T47" style:parent-style-name="Absatz-Standardschriftart" style:family="text">
      <style:text-properties style:font-name="Times New Roman" style:font-name-complex="Times New Roman" fo:font-style="italic" style:font-style-asian="italic" fo:language="de" fo:country="DE"/>
    </style:style>
    <style:style style:name="T48" style:parent-style-name="Absatz-Standardschriftart" style:family="text">
      <style:text-properties style:font-name="Times New Roman" style:font-name-complex="Times New Roman" fo:font-style="italic" style:font-style-asian="italic" fo:language="de" fo:country="DE"/>
    </style:style>
    <style:style style:name="T49" style:parent-style-name="Absatz-Standardschriftart" style:family="text">
      <style:text-properties style:font-name="Times New Roman" style:font-name-complex="Times New Roman" fo:font-style="italic" style:font-style-asian="italic" fo:language="de" fo:country="DE"/>
    </style:style>
    <style:style style:name="T50" style:parent-style-name="Absatz-Standardschriftart" style:family="text">
      <style:text-properties style:font-name="Times New Roman" style:font-name-complex="Times New Roman" fo:font-style="italic" style:font-style-asian="italic" fo:language="de" fo:country="DE"/>
    </style:style>
    <style:style style:name="T51" style:parent-style-name="Absatz-Standardschriftart" style:family="text">
      <style:text-properties style:font-name="Times New Roman" style:font-name-complex="Times New Roman" fo:font-style="italic" style:font-style-asian="italic" fo:language="de" fo:country="DE"/>
    </style:style>
    <style:style style:name="P52" style:parent-style-name="Standard" style:family="paragraph">
      <style:paragraph-properties fo:text-align="justify" fo:line-height="150%"/>
      <style:text-properties style:font-name="Times New Roman" style:font-name-complex="Times New Roman" fo:language="de" fo:country="DE"/>
    </style:style>
    <style:style style:name="P53" style:parent-style-name="Standard" style:family="paragraph">
      <style:paragraph-properties fo:text-align="justify" fo:line-height="150%"/>
    </style:style>
    <style:style style:name="T54" style:parent-style-name="Absatz-Standardschriftart" style:family="text">
      <style:text-properties style:font-name="Times New Roman" style:font-name-complex="Times New Roman" fo:font-weight="bold" style:font-weight-asian="bold" style:font-weight-complex="bold" fo:language="de" fo:country="DE"/>
    </style:style>
    <style:style style:name="T55" style:parent-style-name="Absatz-Standardschriftart" style:family="text">
      <style:text-properties style:font-name="Times New Roman" style:font-name-complex="Times New Roman" fo:font-weight="bold" style:font-weight-asian="bold" style:font-weight-complex="bold" fo:language="de" fo:country="DE"/>
    </style:style>
    <style:style style:name="T56" style:parent-style-name="Absatz-Standardschriftart" style:family="text">
      <style:text-properties style:font-name="Times New Roman" style:font-name-complex="Times New Roman" fo:font-weight="bold" style:font-weight-asian="bold" style:font-weight-complex="bold" fo:language="de" fo:country="DE"/>
    </style:style>
    <style:style style:name="T57" style:parent-style-name="Absatz-Standardschriftart" style:family="text">
      <style:text-properties style:font-name="Times New Roman" style:font-name-complex="Times New Roman" fo:language="de" fo:country="DE"/>
    </style:style>
    <style:style style:name="P58" style:parent-style-name="Standard" style:family="paragraph">
      <style:paragraph-properties fo:break-before="page" fo:text-align="justify"/>
      <style:text-properties style:font-name="Times New Roman" style:font-name-complex="Times New Roman" fo:font-weight="bold" style:font-weight-asian="bold" style:font-weight-complex="bold" fo:language="de" fo:country="DE" fo:hyphenate="true"/>
    </style:style>
    <style:style style:name="P59" style:parent-style-name="Standard" style:family="paragraph">
      <style:paragraph-properties fo:text-align="justify" fo:line-height="150%"/>
      <style:text-properties style:font-name="Times New Roman" style:font-name-complex="Times New Roman" fo:language="de" fo:country="DE"/>
    </style:style>
    <style:style style:name="P60" style:parent-style-name="Standard" style:family="paragraph">
      <style:paragraph-properties fo:text-align="justify" fo:line-height="150%"/>
      <style:text-properties style:font-name="Times New Roman" style:font-name-complex="Times New Roman" fo:language="de" fo:country="DE"/>
    </style:style>
    <style:style style:name="P61" style:parent-style-name="Standard" style:family="paragraph">
      <style:paragraph-properties fo:text-align="justify" fo:line-height="150%"/>
      <style:text-properties style:font-name="Times New Roman" style:font-name-complex="Times New Roman" fo:language="de" fo:country="DE"/>
    </style:style>
    <style:style style:name="P62" style:parent-style-name="Standard" style:family="paragraph">
      <style:paragraph-properties fo:text-align="justify" fo:line-height="150%"/>
      <style:text-properties style:font-name="Times New Roman" style:font-name-complex="Times New Roman" fo:language="de" fo:country="DE"/>
    </style:style>
    <style:style style:name="P63" style:parent-style-name="Standard" style:family="paragraph">
      <style:paragraph-properties fo:text-align="justify" fo:line-height="150%"/>
      <style:text-properties style:font-name="Times New Roman" style:font-name-complex="Times New Roman" fo:language="de" fo:country="DE"/>
    </style:style>
    <style:style style:name="P64" style:parent-style-name="Standard" style:family="paragraph">
      <style:paragraph-properties fo:text-align="justify" fo:line-height="150%"/>
      <style:text-properties style:font-name="Times New Roman" style:font-name-complex="Times New Roman" fo:language="de" fo:country="DE"/>
    </style:style>
    <style:style style:name="P65" style:parent-style-name="Standard" style:family="paragraph">
      <style:paragraph-properties fo:text-align="justify" fo:line-height="150%"/>
      <style:text-properties style:font-name="Times New Roman" style:font-name-complex="Times New Roman" fo:language="de" fo:country="DE"/>
    </style:style>
    <style:style style:name="P66" style:parent-style-name="Standard" style:family="paragraph">
      <style:paragraph-properties fo:text-align="justify" fo:line-height="150%"/>
      <style:text-properties style:font-name="Times New Roman" style:font-name-complex="Times New Roman" fo:language="de" fo:country="DE"/>
    </style:style>
    <style:style style:name="P67" style:parent-style-name="Standard" style:family="paragraph">
      <style:paragraph-properties fo:text-align="justify" fo:line-height="150%"/>
      <style:text-properties style:font-name="Times New Roman" style:font-name-complex="Times New Roman" fo:language="de" fo:country="DE"/>
    </style:style>
    <style:style style:name="P68" style:parent-style-name="Standard" style:family="paragraph">
      <style:paragraph-properties fo:text-align="justify" fo:line-height="150%"/>
      <style:text-properties style:font-name="Times New Roman" style:font-name-complex="Times New Roman" fo:language="de" fo:country="DE"/>
    </style:style>
    <style:style style:name="P69" style:parent-style-name="Standard" style:family="paragraph">
      <style:paragraph-properties fo:text-align="justify" fo:line-height="150%"/>
      <style:text-properties style:font-name="Times New Roman" style:font-name-complex="Times New Roman" fo:language="de" fo:country="DE"/>
    </style:style>
    <style:style style:name="P70" style:parent-style-name="Standard" style:family="paragraph">
      <style:paragraph-properties fo:text-align="justify" fo:line-height="150%"/>
      <style:text-properties style:font-name="Times New Roman" style:font-name-complex="Times New Roman" fo:font-weight="bold" style:font-weight-asian="bold" style:font-weight-complex="bold" fo:language="de" fo:country="DE"/>
    </style:style>
    <style:style style:name="P71" style:parent-style-name="Standard" style:family="paragraph">
      <style:paragraph-properties fo:text-align="justify" fo:line-height="150%"/>
      <style:text-properties style:font-name="Times New Roman" style:font-name-complex="Times New Roman" fo:language="de" fo:country="DE"/>
    </style:style>
    <style:style style:name="P72" style:parent-style-name="Standard" style:family="paragraph">
      <style:paragraph-properties fo:text-align="justify" fo:line-height="150%"/>
      <style:text-properties style:font-name="Times New Roman" style:font-name-complex="Times New Roman" fo:language="de" fo:country="DE"/>
    </style:style>
    <style:style style:name="P73" style:parent-style-name="Standard" style:family="paragraph">
      <style:paragraph-properties fo:text-align="justify" fo:line-height="150%"/>
      <style:text-properties style:font-name="Times New Roman" style:font-name-complex="Times New Roman" fo:language="de" fo:country="DE"/>
    </style:style>
    <style:style style:name="P74" style:parent-style-name="Standard" style:family="paragraph">
      <style:paragraph-properties fo:text-align="justify" fo:line-height="150%"/>
      <style:text-properties style:font-name="Times New Roman" style:font-name-complex="Times New Roman" fo:language="de" fo:country="DE"/>
    </style:style>
    <style:style style:name="P75" style:parent-style-name="Standard" style:family="paragraph">
      <style:paragraph-properties fo:text-align="justify" fo:line-height="150%"/>
      <style:text-properties style:font-name="Times New Roman" style:font-name-complex="Times New Roman" fo:language="de" fo:country="DE"/>
    </style:style>
    <style:style style:name="P76" style:parent-style-name="Standard" style:family="paragraph">
      <style:paragraph-properties fo:text-align="justify" fo:line-height="150%"/>
      <style:text-properties style:font-name="Times New Roman" style:font-name-complex="Times New Roman" fo:language="de" fo:country="DE"/>
    </style:style>
    <style:style style:name="P77" style:parent-style-name="Standard" style:family="paragraph">
      <style:paragraph-properties fo:text-align="justify" fo:line-height="150%"/>
      <style:text-properties style:font-name="Times New Roman" style:font-name-complex="Times New Roman" fo:language="de" fo:country="DE"/>
    </style:style>
    <style:style style:name="P78" style:parent-style-name="Standard" style:family="paragraph">
      <style:paragraph-properties fo:text-align="justify" fo:line-height="150%"/>
      <style:text-properties style:font-name="Times New Roman" style:font-name-complex="Times New Roman" fo:language="de" fo:country="DE"/>
    </style:style>
    <style:style style:name="P79" style:parent-style-name="Standard" style:family="paragraph">
      <style:paragraph-properties fo:text-align="justify" fo:line-height="150%"/>
      <style:text-properties style:font-name="Times New Roman" style:font-name-complex="Times New Roman" fo:language="de" fo:country="DE"/>
    </style:style>
    <style:style style:name="P80" style:parent-style-name="Standard" style:family="paragraph">
      <style:paragraph-properties fo:text-align="justify" fo:line-height="150%"/>
      <style:text-properties style:font-name="Times New Roman" style:font-name-complex="Times New Roman" fo:language="de" fo:country="DE"/>
    </style:style>
    <style:style style:name="P81" style:parent-style-name="Standard" style:family="paragraph">
      <style:paragraph-properties fo:text-align="justify" fo:line-height="150%"/>
    </style:style>
    <style:style style:name="T82" style:parent-style-name="Absatz-Standardschriftart" style:family="text">
      <style:text-properties style:font-name="Times New Roman" style:font-name-complex="Times New Roman" fo:language="de" fo:country="DE"/>
    </style:style>
    <style:style style:name="T83" style:parent-style-name="Absatz-Standardschriftart" style:family="text">
      <style:text-properties style:font-name="Times New Roman" style:font-name-complex="Times New Roman" style:text-underline-type="single" style:text-underline-style="solid" style:text-underline-width="auto" style:text-underline-mode="continuous" fo:language="de" fo:country="DE"/>
    </style:style>
    <style:style style:name="T84" style:parent-style-name="Absatz-Standardschriftart" style:family="text">
      <style:text-properties style:font-name="Times New Roman" style:font-name-complex="Times New Roman" fo:language="de" fo:country="DE"/>
    </style:style>
    <style:style style:name="T85" style:parent-style-name="Absatz-Standardschriftart" style:family="text">
      <style:text-properties style:font-name="Times New Roman" style:font-name-complex="Times New Roman" fo:language="de" fo:country="DE"/>
    </style:style>
    <style:style style:name="P86" style:parent-style-name="Standard" style:family="paragraph">
      <style:paragraph-properties fo:text-align="justify" fo:line-height="150%"/>
      <style:text-properties style:font-name="Times New Roman" style:font-name-complex="Times New Roman" fo:language="de" fo:country="DE"/>
    </style:style>
    <style:style style:name="P87" style:parent-style-name="Standard" style:family="paragraph">
      <style:paragraph-properties fo:text-align="justify" fo:line-height="150%"/>
      <style:text-properties style:font-name="Times New Roman" style:font-name-complex="Times New Roman" fo:language="de" fo:country="DE"/>
    </style:style>
    <style:style style:name="P88" style:parent-style-name="Standard" style:family="paragraph">
      <style:paragraph-properties fo:text-align="justify" fo:line-height="150%"/>
      <style:text-properties style:font-name="Times New Roman" style:font-name-complex="Times New Roman" fo:language="de" fo:country="DE"/>
    </style:style>
    <style:style style:name="P89" style:parent-style-name="Standard" style:family="paragraph">
      <style:paragraph-properties fo:text-align="justify" fo:line-height="150%"/>
      <style:text-properties style:font-name="Times New Roman" style:font-name-complex="Times New Roman" fo:language="de" fo:country="DE"/>
    </style:style>
  </office:automatic-styles>
  <office:body>
    <office:text text:use-soft-page-breaks="true">
      <text:p text:style-name="P1">ToDo:</text:p>
      <text:p text:style-name="P2">- Fix Inhaltsverzeichnis</text:p>
      <text:p text:style-name="P3">- Alternative für Big Data</text:p>
      <text:p text:style-name="P4">-Da Daten global gesammelt werden, sind einzelne Rechtslagen nicht sehr mächtig, ABER trotzdem wichtig, da damit ein Zeichen<text:s/>gesetzt wird. (Nationale Gesetzte keine absolute Lösung, aber ein Schritt in die richtige Richtung)<text:s/>-&gt; Beweisen mit Recht und aktuellen Beweisen</text:p>
      <text:p text:style-name="P5"><text:span text:style-name="T6">- Was machen wir<text:s/></text:span><text:span text:style-name="T7">nicht</text:span></text:p>
      <text:p text:style-name="P8">-<text:s/>Es geht uns nicht nur um die Umsetzung, sondern vor allem um die gesellschaftlichen Auswirkungen, also, ob man es tun sollte.</text:p>
      <text:p text:style-name="P9">Big Data – Das Ende unserer Privatsphäre?</text:p>
      <text:p text:style-name="P10">Fragestellung:<text:s/><text:bookmark-start text:name="__DdeLink__167_2083314985"/>Sind Big Data und Privatsphäre vereinbar? Chancen und Risiken am<text:s/>Beispiel von Google.<text:bookmark-end text:name="__DdeLink__167_2083314985"/></text:p>
      <text:p text:style-name="P11"/>
      <text:p text:style-name="P12">Exposé:</text:p>
      <text:p text:style-name="P13"/>
      <text:p text:style-name="P14"><text:span text:style-name="T15">Jeden Tag<text:s/></text:span><text:span text:style-name="T16">fallen durch<text:s/></text:span><text:span text:style-name="T17">Rechnernetze und Sensoren, Smartphones und</text:span><text:span text:style-name="T18"><text:s/>Internetnutzung</text:span><text:span text:style-name="T19"><text:s/>mehr als 40 Millionen Terabyte neue Daten</text:span><text:span text:style-name="T20"><text:s/>an</text:span><text:span text:style-name="T21">. Diese Daten werden von Unternehmen und Regierungen ausgewertet und abgespeichert. Dabei hat der Nutzer<text:s/></text:span><text:span text:style-name="T22">nur be</text:span><text:span text:style-name="T23">schränkt Möglichkeiten</text:span><text:span text:style-name="T24"><text:s/>zu kontrollieren welche seiner Daten abgespeichert, ob und welche Schlüsse aus ihnen gezogen werden.</text:span></text:p>
      <text:p text:style-name="P25"/>
      <text:p text:style-name="P26">Privatsphäre ist das und das, ergo =&gt; resultiert in einem Konflikt mit der Privatsphäre der Benutzer.</text:p>
      <text:p text:style-name="P27"/>
      <text:p text:style-name="P28">Prominentes Beispiel hierfür ist Google mit seiner quasi Monopolstellung bei Services wie Chrome, Gmail, Google-Search, YouTube und Google Maps.</text:p>
      <text:p text:style-name="P29"/>
      <text:p text:style-name="P30">Dadurch<text:s/>ergeben sich<text:s/>zwei primären Fragen:</text:p>
      <text:p text:style-name="P31"><text:span text:style-name="T32">Zum einen</text:span><text:span text:style-name="T33">:</text:span><text:span text:style-name="T34"><text:s/></text:span><text:span text:style-name="T35">K</text:span><text:span text:style-name="T36">ann</text:span><text:span text:style-name="T37"><text:s/>es möglich<text:s/></text:span><text:span text:style-name="T38">sein, die<text:s/></text:span><text:span text:style-name="T39">Speicherung und Auswertung von<text:s/></text:span><text:span text:style-name="T40">Big Data unter Achtung der Nutzerrechte und Privatsphäre umzusetzen</text:span><text:span text:style-name="T41">?</text:span><text:span text:style-name="T42"><text:s/></text:span></text:p>
      <text:p text:style-name="P43"><text:span text:style-name="T44">Und z</text:span><text:span text:style-name="T45">um andern</text:span><text:span text:style-name="T46">:<text:s/></text:span><text:span text:style-name="T47">W</text:span><text:span text:style-name="T48">elche Auswirkungen<text:s/></text:span><text:span text:style-name="T49">würden sich</text:span><text:span text:style-name="T50"><text:s/>für die Gesellschaft ergeben</text:span><text:span text:style-name="T51">.</text:span></text:p>
      <text:p text:style-name="P52"/>
      <text:p text:style-name="P53"><text:span text:style-name="T54">Hieraus abgeleitet, unsere<text:s/></text:span><text:span text:style-name="T55">konkrete Fragestellung</text:span><text:span text:style-name="T56">:<text:s/></text:span><text:span text:style-name="T57">“Sind Big Data und Privatsphäre vereinbar? Chancen und Risiken am Beispiel von Google.”</text:span></text:p>
      <text:p text:style-name="P58"/>
      <text:soft-page-break/>
      <text:p text:style-name="P59">Gliederung:</text:p>
      <text:p text:style-name="P60">1<text:s/><text:tab/>Einleitung</text:p>
      <text:p text:style-name="P61">2<text:s/><text:tab/>Privatsphäre und Big Data</text:p>
      <text:p text:style-name="P62"><text:tab/>2.1<text:s/><text:tab/>Was verstehen wir darunter</text:p>
      <text:p text:style-name="P63"><text:tab/>2.2<text:s/><text:tab/>Warum Privatsphäre wichtig ist und zeigen potentielle Konflikte mit Big Data</text:p>
      <text:p text:style-name="P64">3<text:s/><text:tab/>Google und Big Data</text:p>
      <text:p text:style-name="P65"><text:tab/>3.1<text:tab/>Wie sind die Dinge momentan</text:p>
      <text:p text:style-name="P66"><text:tab/>3.2<text:tab/>Chancen + Privatsphäre</text:p>
      <text:p text:style-name="P67"><text:tab/>3.3<text:tab/>Risiken +<text:s/>Privatsphäre</text:p>
      <text:p text:style-name="P68"><text:tab/>3.4<text:tab/>Google und Privatsphäre Unterschiede USA/EU</text:p>
      <text:p text:style-name="P69">4 Evaluation und Schluss</text:p>
      <text:p text:style-name="P70"/>
      <text:p text:style-name="P71">Nach einer kurzen Einführung in das Thema folgt in Kapitel 2 eine grundlegende Definition der Konzepte “Privatsphäre” und “Big Data” in dem Kontext dieser Arbeit. Darauf aufbauend wird die Relevanz der Privatsphäre für Individuen und demokratische Strukturen näher erläutert. Des<text:s/>Weiteren<text:s/>werden mögliche Konfliktfelder zwischen<text:s/>den<text:s/>Grundsätzen der Privatsphäre und Big Data dargelegt.</text:p>
      <text:p text:style-name="P72">In<text:s/>Kapitel<text:s/>3 werden die allgemeinen Aspekte von Big Data auf das Beispiel Google angewandt.<text:s/></text:p>
      <text:p text:style-name="P73"/>
      <text:p text:style-name="P74">Nutzung von dass daten nicht nur in einem Bereich genutzt werden, nicht nur für Werbung – wie werden Googles Daten außerdem genutzt.</text:p>
      <text:p text:style-name="P75">Davon ausgehend wird überprüft,<text:s/>welche Chancen und Risiken aus der Analyse von großen Datenmengen folgen<text:s/>und ob Konzepte<text:s/>wie die Anonymisierung personenbezogener<text:s/>Daten<text:s/>einen tatsächlichen Schutz darstellen können.<text:s/>Dabei<text:s/>wird sich der Fragestellung<text:s/>auf<text:s/>gesellschaftlicher und<text:s/>wirtschaftlicher Ebene angenähert.<text:s/>Dabei wird auf aktuelle Forschung und juristische Beschlüsse Rücksicht genommen.</text:p>
      <text:p text:style-name="P76">Die Privatsphäre der Benutzer und die unterschiedlichen rechtlichen Grundlagen dafür in den verschiedenen Regionen (USA, EU) werden ebenfalls beachtet.<text:s/>Chancen<text:s/>und Risiken<text:s/>werden<text:s/>unter anderem<text:s/>an den Nutzungsszenarien der<text:s/>Erkennung von Krankheiten,<text:s/>der<text:s/>Personalisierung von Werbung,<text:s/>der Analyse<text:s/>des Verhaltens der Bevölkerung. Herausforderung ist hierbei der Konflikt zwischen<text:s/>Wirtschaftsinteressen<text:s/>und der Privatsphäre.</text:p>
      <text:p text:style-name="P77"/>
      <text:p text:style-name="P78">In Kapitel 4 werden die Chancen und Risiken nun gegeneinander abgewogen. Daraus werden<text:s/>einige Vorschläge ableitet<text:s/>zur<text:s/>verantwortungsvollen<text:s/>Nutzung<text:s/>und Analyse<text:s/>von Big Data.</text:p>
      <text:p text:style-name="P79"/>
      <text:p text:style-name="P80"/>
      <text:p text:style-name="P81"><text:span text:style-name="T82">Google, was wird gespeichert, wie wird es ausgewertet, wie kann es ausgewertet, wie<text:s/></text:span><text:span text:style-name="T83">könnte</text:span><text:span text:style-name="T84"><text:s/>es ausgewertet werden, <text:s/>kann cooles damit angestellt werden, wie könnte es sich auswirken, welche Gefahren können bestehen</text:span><text:span text:style-name="T85">.</text:span></text:p>
      <text:p text:style-name="P86">Unterschied zw. EU und Amerika, Internetriesen in der USA, Monopol in den USA, wie kann die EU mithalten, wenn wir unser Datenschutzrecht beibehalten oder sogar verschärfen. Privatsphäre Fluch für die Wirtschaft? - Und für die Gesellschaft? Vereinbarkeit. Sind die Informationen die Big Data zu bieten scheint, wirklich notwendig sind und ob sie halten, was sie versprechen, ob sie zuverlässig sind (flu)? Gefahr für Kontrollverlust durch MachineLearning, Algorithmen, Überschaubarkeit und Kontrolle</text:p>
      <text:p text:style-name="P87">-angewandt<text:s/>auf Google/wie Google Big Data benutzt</text:p>
      <text:p text:style-name="P88">-Google als Datenanbieter (Suchmaschinenanalyse, air pollution, flu, military, etc)</text:p>
      <text:p text:style-name="P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ucida Sans Unicode" svg:font-family="Lucida Sans Unicode" style:font-family-generic="swiss" style:font-pitch="variable" svg:panose-1="2 11 6 2 3 5 4 2 2 4"/>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Lucida Sans Unicode"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lte .</dc:creator>
    <meta:creation-date>2018-01-18T13:01:00Z</meta:creation-date>
    <dc:date>2018-01-20T13:42:00Z</dc:date>
    <meta:template xlink:href="Normal.dotm" xlink:type="simple"/>
    <meta:editing-cycles>28</meta:editing-cycles>
    <meta:editing-duration>PT0S</meta:editing-duration>
    <meta:document-statistic meta:page-count="3" meta:paragraph-count="8" meta:word-count="610" meta:character-count="4445" meta:row-count="32" meta:non-whitespace-character-count="3843"/>
  </office:meta>
</office:document-meta>
</file>